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2" style:family="paragraph" style:parent-style-name="Standard">
      <style:paragraph-properties fo:text-align="center" style:justify-single-word="false"/>
      <style:text-properties fo:font-weight="bold" officeooo:rsid="002993b5" officeooo:paragraph-rsid="002993b5" style:font-weight-asian="bold" style:font-weight-complex="bold"/>
    </style:style>
    <style:style style:name="P3" style:family="paragraph" style:parent-style-name="Standard">
      <style:text-properties fo:font-weight="bold" officeooo:rsid="005f8189" officeooo:paragraph-rsid="005f8189" style:font-weight-asian="bold" style:font-weight-complex="bold"/>
    </style:style>
    <style:style style:name="P4" style:family="paragraph" style:parent-style-name="Standard">
      <style:text-properties officeooo:rsid="00024706" officeooo:paragraph-rsid="002993b5"/>
    </style:style>
    <style:style style:name="P5" style:family="paragraph" style:parent-style-name="Standard">
      <style:text-properties officeooo:rsid="00115ef6" officeooo:paragraph-rsid="002993b5"/>
    </style:style>
    <style:style style:name="P6" style:family="paragraph" style:parent-style-name="Standard">
      <style:text-properties officeooo:rsid="002a2284" officeooo:paragraph-rsid="002a2284"/>
    </style:style>
    <style:style style:name="P7"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8" style:family="paragraph" style:parent-style-name="Standard">
      <style:text-properties officeooo:rsid="003c2cb4" officeooo:paragraph-rsid="003c2cb4"/>
    </style:style>
    <style:style style:name="P9" style:family="paragraph" style:parent-style-name="Standard">
      <style:text-properties officeooo:rsid="0049be21" officeooo:paragraph-rsid="004a7ed7"/>
    </style:style>
    <style:style style:name="P10" style:family="paragraph" style:parent-style-name="Standard">
      <style:text-properties officeooo:rsid="005f8189" officeooo:paragraph-rsid="005f8189"/>
    </style:style>
    <style:style style:name="P11" style:family="paragraph" style:parent-style-name="Standard">
      <style:text-properties officeooo:rsid="006091cb" officeooo:paragraph-rsid="006091cb"/>
    </style:style>
    <style:style style:name="P12" style:family="paragraph" style:parent-style-name="Standard">
      <style:text-properties officeooo:rsid="006091cb" officeooo:paragraph-rsid="00628935"/>
    </style:style>
    <style:style style:name="P13" style:family="paragraph" style:parent-style-name="Standard">
      <style:text-properties officeooo:rsid="00628935" officeooo:paragraph-rsid="00628935"/>
    </style:style>
    <style:style style:name="P14" style:family="paragraph" style:parent-style-name="Standard">
      <style:text-properties officeooo:rsid="0063dfe5" officeooo:paragraph-rsid="0063dfe5"/>
    </style:style>
    <style:style style:name="P15" style:family="paragraph" style:parent-style-name="Standard">
      <style:text-properties officeooo:rsid="0065cf48" officeooo:paragraph-rsid="0065cf48"/>
    </style:style>
    <style:style style:name="P16" style:family="paragraph" style:parent-style-name="Standard">
      <style:text-properties fo:font-style="italic" fo:font-weight="bold" officeooo:rsid="005f8189" officeooo:paragraph-rsid="005f8189" style:font-style-asian="italic" style:font-weight-asian="bold" style:font-style-complex="italic" style:font-weight-complex="bold"/>
    </style:style>
    <style:style style:name="P17" style:family="paragraph" style:parent-style-name="Standard">
      <style:text-properties officeooo:paragraph-rsid="006769cc"/>
    </style:style>
    <style:style style:name="P18" style:family="paragraph" style:parent-style-name="Standard">
      <style:text-properties officeooo:rsid="006f1b18" officeooo:paragraph-rsid="006f1b18"/>
    </style:style>
    <style:style style:name="P19" style:family="paragraph" style:parent-style-name="Standard">
      <style:text-properties officeooo:rsid="0070df5b" officeooo:paragraph-rsid="0070df5b"/>
    </style:style>
    <style:style style:name="P20" style:family="paragraph" style:parent-style-name="Preformatted_20_Text">
      <style:text-properties fo:color="#000000" style:font-name="Menlo" fo:font-size="9pt" officeooo:rsid="0070df5b" officeooo:paragraph-rsid="0070df5b"/>
    </style:style>
    <style:style style:name="P21" style:family="paragraph" style:parent-style-name="Preformatted_20_Text">
      <style:text-properties fo:color="#000000" style:font-name="Menlo" fo:font-size="9pt" officeooo:rsid="0070df5b" officeooo:paragraph-rsid="0078320a"/>
    </style:style>
    <style:style style:name="P22" style:family="paragraph" style:parent-style-name="Preformatted_20_Text">
      <style:text-properties fo:color="#000000" style:font-name="Menlo" fo:font-size="9pt" officeooo:paragraph-rsid="0070df5b"/>
    </style:style>
    <style:style style:name="P23" style:family="paragraph" style:parent-style-name="Preformatted_20_Text">
      <style:text-properties fo:color="#000000" style:font-name="Menlo" fo:font-size="9pt" officeooo:paragraph-rsid="0072acc0"/>
    </style:style>
    <style:style style:name="P24" style:family="paragraph" style:parent-style-name="Preformatted_20_Text">
      <style:text-properties fo:color="#000000" style:font-name="Menlo" fo:font-size="9pt" officeooo:rsid="007650f0" officeooo:paragraph-rsid="007650f0"/>
    </style:style>
    <style:style style:name="P25" style:family="paragraph" style:parent-style-name="Preformatted_20_Text">
      <style:text-properties fo:color="#000000" style:font-name="Menlo" fo:font-size="9pt" officeooo:rsid="007650f0" officeooo:paragraph-rsid="0078320a"/>
    </style:style>
    <style:style style:name="P26" style:family="paragraph" style:parent-style-name="Preformatted_20_Text">
      <style:text-properties fo:color="#000000" style:font-name="Menlo" fo:font-size="9pt" officeooo:paragraph-rsid="007650f0"/>
    </style:style>
    <style:style style:name="P27" style:family="paragraph" style:parent-style-name="Preformatted_20_Text">
      <style:text-properties fo:color="#000000" style:font-name="Menlo" fo:font-size="9pt" officeooo:paragraph-rsid="0078320a"/>
    </style:style>
    <style:style style:name="P28" style:family="paragraph" style:parent-style-name="Preformatted_20_Text">
      <style:text-properties fo:color="#000000" style:font-name="Menlo" fo:font-size="9pt" officeooo:rsid="007a0aea" officeooo:paragraph-rsid="007a0aea"/>
    </style:style>
    <style:style style:name="P29" style:family="paragraph" style:parent-style-name="Standard" style:list-style-name="L4">
      <style:text-properties officeooo:paragraph-rsid="0069ff23"/>
    </style:style>
    <style:style style:name="P30" style:family="paragraph" style:parent-style-name="Standard" style:list-style-name="L4">
      <style:text-properties officeooo:paragraph-rsid="00697a2b"/>
    </style:style>
    <style:style style:name="P31" style:family="paragraph" style:parent-style-name="Standard" style:list-style-name="L4">
      <style:text-properties officeooo:rsid="00697a2b" officeooo:paragraph-rsid="00697a2b"/>
    </style:style>
    <style:style style:name="P32" style:family="paragraph" style:parent-style-name="Standard">
      <style:text-properties officeooo:rsid="006a8fdb" officeooo:paragraph-rsid="005f8189"/>
    </style:style>
    <style:style style:name="P33" style:family="paragraph" style:parent-style-name="Standard">
      <style:text-properties officeooo:rsid="006a8fdb" officeooo:paragraph-rsid="006f1b18"/>
    </style:style>
    <style:style style:name="P34" style:family="paragraph" style:parent-style-name="Standard">
      <style:text-properties officeooo:rsid="007b4fc7" officeooo:paragraph-rsid="007b4fc7"/>
    </style:style>
    <style:style style:name="P35" style:family="paragraph" style:parent-style-name="Standard" style:list-style-name="L23">
      <style:text-properties officeooo:rsid="007b4fc7" officeooo:paragraph-rsid="007b4fc7"/>
    </style:style>
    <style:style style:name="P36" style:family="paragraph" style:parent-style-name="Standard" style:list-style-name="L23">
      <style:text-properties officeooo:rsid="007b4fc7" officeooo:paragraph-rsid="00803fa2"/>
    </style:style>
    <style:style style:name="P37" style:family="paragraph" style:parent-style-name="Standard">
      <style:text-properties officeooo:rsid="0070df5b" officeooo:paragraph-rsid="0070df5b"/>
    </style:style>
    <style:style style:name="P38" style:family="paragraph" style:parent-style-name="Standard">
      <style:text-properties officeooo:rsid="0070df5b" officeooo:paragraph-rsid="007b4fc7"/>
    </style:style>
    <style:style style:name="P39" style:family="paragraph" style:parent-style-name="Standard" style:list-style-name="L23">
      <style:text-properties officeooo:rsid="007c28f9" officeooo:paragraph-rsid="007c28f9"/>
    </style:style>
    <style:style style:name="P40" style:family="paragraph" style:parent-style-name="Standard" style:list-style-name="L23">
      <style:text-properties officeooo:rsid="007c28f9" officeooo:paragraph-rsid="007cccd6"/>
    </style:style>
    <style:style style:name="P41" style:family="paragraph" style:parent-style-name="Standard" style:list-style-name="L23">
      <style:text-properties officeooo:rsid="007cccd6" officeooo:paragraph-rsid="007cccd6"/>
    </style:style>
    <style:style style:name="P42" style:family="paragraph" style:parent-style-name="Standard" style:list-style-name="L23">
      <style:text-properties officeooo:rsid="007e049c" officeooo:paragraph-rsid="007e049c"/>
    </style:style>
    <style:style style:name="P43" style:family="paragraph" style:parent-style-name="Standard" style:list-style-name="L23">
      <style:text-properties officeooo:rsid="007e3a3d" officeooo:paragraph-rsid="007e3a3d"/>
    </style:style>
    <style:style style:name="P44" style:family="paragraph" style:parent-style-name="Standard" style:list-style-name="L23">
      <style:text-properties officeooo:rsid="007e3a3d" officeooo:paragraph-rsid="00803fa2"/>
    </style:style>
    <style:style style:name="P45" style:family="paragraph" style:parent-style-name="Standard" style:list-style-name="L23">
      <style:text-properties officeooo:rsid="007e8487" officeooo:paragraph-rsid="007e8487"/>
    </style:style>
    <style:style style:name="P46" style:family="paragraph" style:parent-style-name="Standard" style:list-style-name="L23">
      <style:text-properties officeooo:rsid="007f265a" officeooo:paragraph-rsid="007f265a"/>
    </style:style>
    <style:style style:name="P47" style:family="paragraph" style:parent-style-name="Standard">
      <style:text-properties officeooo:rsid="00803fa2" officeooo:paragraph-rsid="00803fa2"/>
    </style:style>
    <style:style style:name="P48" style:family="paragraph" style:parent-style-name="Standard">
      <style:text-properties fo:font-size="15pt" fo:font-weight="bold" officeooo:rsid="007b4fc7" officeooo:paragraph-rsid="007b4fc7" style:font-size-asian="15pt" style:font-weight-asian="bold" style:font-size-complex="15pt" style:font-weight-complex="bold"/>
    </style:style>
    <style:style style:name="P49" style:family="paragraph" style:parent-style-name="Preformatted_20_Text" style:list-style-name="L6">
      <style:text-properties officeooo:paragraph-rsid="0070df5b"/>
    </style:style>
    <style:style style:name="P50" style:family="paragraph" style:parent-style-name="Preformatted_20_Text" style:list-style-name="L6">
      <style:text-properties fo:color="#000000" style:font-name="Menlo" fo:font-size="9pt" officeooo:rsid="0070df5b" officeooo:paragraph-rsid="0070df5b"/>
    </style:style>
    <style:style style:name="P51" style:family="paragraph" style:parent-style-name="Preformatted_20_Text" style:list-style-name="L7">
      <style:text-properties fo:color="#000000" style:font-name="Menlo" fo:font-size="9pt" officeooo:rsid="0070df5b" officeooo:paragraph-rsid="0070df5b"/>
    </style:style>
    <style:style style:name="P52" style:family="paragraph" style:parent-style-name="Preformatted_20_Text" style:list-style-name="L8">
      <style:text-properties fo:color="#000000" style:font-name="Menlo" fo:font-size="9pt" officeooo:rsid="0070df5b" officeooo:paragraph-rsid="0070df5b"/>
    </style:style>
    <style:style style:name="P53" style:family="paragraph" style:parent-style-name="Preformatted_20_Text" style:list-style-name="L8">
      <style:text-properties fo:color="#000000" style:font-name="Menlo" fo:font-size="9pt" officeooo:paragraph-rsid="0070df5b"/>
    </style:style>
    <style:style style:name="P54" style:family="paragraph" style:parent-style-name="Preformatted_20_Text" style:list-style-name="L9">
      <style:text-properties fo:color="#000000" style:font-name="Menlo" fo:font-size="9pt" officeooo:rsid="00746b7b" officeooo:paragraph-rsid="00746b7b"/>
    </style:style>
    <style:style style:name="P55" style:family="paragraph" style:parent-style-name="Preformatted_20_Text" style:list-style-name="L9">
      <style:text-properties fo:color="#000000" style:font-name="Menlo" fo:font-size="9pt" officeooo:rsid="0078320a" officeooo:paragraph-rsid="0078320a"/>
    </style:style>
    <style:style style:name="P56" style:family="paragraph" style:parent-style-name="Preformatted_20_Text" style:list-style-name="L10">
      <style:text-properties fo:color="#000000" style:font-name="Menlo" fo:font-size="9pt" officeooo:rsid="0078320a" officeooo:paragraph-rsid="0078320a"/>
    </style:style>
    <style:style style:name="P57" style:family="paragraph" style:parent-style-name="Preformatted_20_Text" style:list-style-name="L9">
      <style:text-properties fo:color="#000000" style:font-name="Menlo" fo:font-size="9pt" officeooo:rsid="007650f0" officeooo:paragraph-rsid="007650f0"/>
    </style:style>
    <style:style style:name="T1" style:family="text">
      <style:text-properties officeooo:rsid="002993b5"/>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fo:font-weight="bold" officeooo:rsid="004bcc1d" style:font-size-asian="15pt" style:font-weight-asian="bold" style:font-size-complex="15pt" style:font-weight-complex="bold"/>
    </style:style>
    <style:style style:name="T4" style:family="text">
      <style:text-properties fo:color="#000000" style:font-name="Menlo" fo:font-size="9pt"/>
    </style:style>
    <style:style style:name="T5" style:family="text">
      <style:text-properties fo:color="#000000" style:font-name="Menlo" fo:font-size="9pt" officeooo:rsid="006a6a67"/>
    </style:style>
    <style:style style:name="T6" style:family="text">
      <style:text-properties fo:color="#000000" style:font-name="Menlo" fo:font-size="9pt" officeooo:rsid="0070df5b"/>
    </style:style>
    <style:style style:name="T7" style:family="text">
      <style:text-properties fo:color="#000000" style:font-name="Liberation Serif" fo:font-size="12pt" officeooo:rsid="00697a2b" style:font-size-asian="12pt" style:font-size-complex="12pt"/>
    </style:style>
    <style:style style:name="T8" style:family="text">
      <style:text-properties officeooo:rsid="005f8189"/>
    </style:style>
    <style:style style:name="T9" style:family="text">
      <style:text-properties officeooo:rsid="004a7ed7"/>
    </style:style>
    <style:style style:name="T10" style:family="text">
      <style:text-properties fo:font-weight="bold" style:font-weight-asian="bold" style:font-weight-complex="bold"/>
    </style:style>
    <style:style style:name="T11" style:family="text">
      <style:text-properties officeooo:rsid="006091cb"/>
    </style:style>
    <style:style style:name="T12" style:family="text">
      <style:text-properties officeooo:rsid="0060dda3"/>
    </style:style>
    <style:style style:name="T13" style:family="text">
      <style:text-properties officeooo:rsid="00628935"/>
    </style:style>
    <style:style style:name="T14" style:family="text">
      <style:text-properties fo:font-weight="normal" style:font-weight-asian="normal" style:font-weight-complex="normal"/>
    </style:style>
    <style:style style:name="T15" style:family="text">
      <style:text-properties officeooo:rsid="0063dfe5"/>
    </style:style>
    <style:style style:name="T16" style:family="text">
      <style:text-properties officeooo:rsid="0064d546"/>
    </style:style>
    <style:style style:name="T17" style:family="text">
      <style:text-properties officeooo:rsid="0065cf48"/>
    </style:style>
    <style:style style:name="T18" style:family="text">
      <style:text-properties officeooo:rsid="006769cc"/>
    </style:style>
    <style:style style:name="T19" style:family="text">
      <style:text-properties officeooo:rsid="00697a2b"/>
    </style:style>
    <style:style style:name="T20" style:family="text">
      <style:text-properties officeooo:rsid="0069ff23"/>
    </style:style>
    <style:style style:name="T21" style:family="text">
      <style:text-properties officeooo:rsid="0070df5b"/>
    </style:style>
    <style:style style:name="T22" style:family="text">
      <style:text-properties officeooo:rsid="00746b7b"/>
    </style:style>
    <style:style style:name="T23" style:family="text">
      <style:text-properties officeooo:rsid="007650f0"/>
    </style:style>
    <style:style style:name="T24" style:family="text">
      <style:text-properties officeooo:rsid="0078320a"/>
    </style:style>
    <style:style style:name="T25" style:family="text">
      <style:text-properties officeooo:rsid="007b4fc7"/>
    </style:style>
    <style:style style:name="T26" style:family="text">
      <style:text-properties officeooo:rsid="007c28f9"/>
    </style:style>
    <style:style style:name="T27" style:family="text">
      <style:text-properties officeooo:rsid="007cccd6"/>
    </style:style>
    <style:style style:name="T28" style:family="text">
      <style:text-properties officeooo:rsid="007e049c"/>
    </style:style>
    <style:style style:name="T29" style:family="text">
      <style:text-properties officeooo:rsid="007e3a3d"/>
    </style:style>
    <style:style style:name="T30" style:family="text">
      <style:text-properties officeooo:rsid="007e8487"/>
    </style:style>
    <style:style style:name="T31" style:family="text">
      <style:text-properties officeooo:rsid="00803f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text:span text:style-name="T1">SPECIFICATION</text:span></text:p>
      <text:p text:style-name="P2">CONTROL FRAME – <text:span text:style-name="T25">IMPLEMENTATION DETAILS</text:span></text:p>
      <text:p text:style-name="P1"/>
      <text:p text:style-name="P5">Level: <text:span text:style-name="T25">3</text:span></text:p>
      <text:p text:style-name="P4">Version: 0.1 (under initial construction)</text:p>
      <text:p text:style-name="P4"/>
      <text:p text:style-name="P7">OVERVIEW</text:p>
      <text:p text:style-name="P34">This document explains details of how the Control frame is implemented in the code. For an overview of Control frame features, see the level 2 control frame spec.</text:p>
      <text:p text:style-name="P6"/>
      <text:p text:style-name="P34">CONTROL PANEL</text:p>
      <text:p text:style-name="P38">IMPLEMENTATION <text:span text:style-name="T25">OF CONTROL PANEL ASPECTS</text:span></text:p>
      <text:p text:style-name="P38"/>
      <text:list xml:id="list3118067095" text:style-name="L4">
        <text:list-item>
          <text:p text:style-name="P29"><text:span text:style-name="T20">Aspects are instances of class </text:span><text:span text:style-name="T4">Control</text:span><text:span text:style-name="T5">Panel</text:span><text:span text:style-name="T4">Aspect</text:span><text:span text:style-name="T5">Item</text:span></text:p>
        </text:list-item>
        <text:list-item>
          <text:p text:style-name="P30"><text:span text:style-name="T19">Switch to new aspect: </text:span><text:span text:style-name="T4">Goto</text:span><text:span text:style-name="T5">ControlPanel</text:span><text:span text:style-name="T4">Aspect</text:span><text:span text:style-name="T7"> </text:span></text:p>
        </text:list-item>
        <text:list-item>
          <text:p text:style-name="P31"/>
        </text:list-item>
      </text:list>
      <text:p text:style-name="P19"/>
      <text:p text:style-name="P19">Initial creation of Control panel aspects:</text:p>
      <text:p text:style-name="P22"><text:span text:style-name="T21">During __init__ of Control panel: call MakePHAModelsAspect, then </text:span>SetInitialEditPanelAspect</text:p>
      <text:p text:style-name="P20">MakePHAModelsAspect: <text:span text:style-name="T22">does actions specific to this aspect</text:span></text:p>
      <text:list xml:id="list4133902601" text:style-name="L6">
        <text:list-item>
          <text:p text:style-name="P50">creates the aspect and its widgets</text:p>
        </text:list-item>
        <text:list-item>
          <text:p text:style-name="P49"><text:span text:style-name="T6">calls </text:span><text:span text:style-name="T4">PHAModelsAspect.Initialize</text:span></text:p>
        </text:list-item>
      </text:list>
      <text:p text:style-name="P20">PHAModelsAspect.Initialize: does setup actions general for all aspects</text:p>
      <text:list xml:id="list3381133640" text:style-name="L7">
        <text:list-item>
          <text:p text:style-name="P51">creates the notebook tab for the aspect and puts it in the notebook</text:p>
        </text:list-item>
        <text:list-item>
          <text:p text:style-name="P51">makes an empty sizer for the aspect</text:p>
        </text:list-item>
      </text:list>
      <text:p text:style-name="P20">SetInitial<text:span text:style-name="T22">Control</text:span>PanelAspect: <text:span text:style-name="T22">requests display of the initial aspect</text:span></text:p>
      <text:list xml:id="list1202975055" text:style-name="L8">
        <text:list-item>
          <text:p text:style-name="P52">If the project has any PHA models: (to do)</text:p>
        </text:list-item>
        <text:list-item>
          <text:p text:style-name="P53"><text:span text:style-name="T21">Else: calls </text:span>GotoControlPanelAspect <text:span text:style-name="T21">to request the PHAModels aspect</text:span></text:p>
        </text:list-item>
      </text:list>
      <text:p text:style-name="P22"/>
      <text:p text:style-name="P28">To change to a different aspect, call GotoControlPanelAspect</text:p>
      <text:p text:style-name="P23">GotoControlPanelAspect:</text:p>
      <text:list xml:id="list298136659" text:style-name="L9">
        <text:list-item>
          <text:p text:style-name="P54">Calls Deactivate() method of previous aspect, if any</text:p>
        </text:list-item>
        <text:list-item>
          <text:p text:style-name="P55">Calls Prefill() method of new aspect, which puts required values into widgets</text:p>
        </text:list-item>
        <text:list-item>
          <text:p text:style-name="P57">Calls Activate() method of new aspect</text:p>
        </text:list-item>
        <text:list-item>
          <text:p text:style-name="P57">Adds new aspect to notebook (if not already in notebook)</text:p>
        </text:list-item>
        <text:list-item>
          <text:p text:style-name="P57">Switches notebook to show new aspect</text:p>
        </text:list-item>
      </text:list>
      <text:p text:style-name="P24"/>
      <text:p text:style-name="P24">Activate:</text:p>
      <text:p text:style-name="P26"><text:span text:style-name="T23">Calls </text:span>ActivateWidgetsInPanel <text:span text:style-name="T23">for widget list of the requested aspect</text:span></text:p>
      <text:p text:style-name="P26"/>
      <text:p text:style-name="P26">ActivateWidgetsInPanel:</text:p>
      <text:list xml:id="list1776106833" text:style-name="L10">
        <text:list-item>
          <text:p text:style-name="P56">Binds event handlers for widgets</text:p>
        </text:list-item>
        <text:list-item>
          <text:p text:style-name="P56">Registers keyboard shortcuts for widgets</text:p>
        </text:list-item>
      </text:list>
      <text:p text:style-name="P20"/>
      <text:p text:style-name="P25"><text:span text:style-name="T24">Dea</text:span>ctivate:</text:p>
      <text:p text:style-name="P27"><text:span text:style-name="T23">Calls Dea</text:span>ctivateWidgetsInPanel <text:span text:style-name="T23">for widget list of the requested aspect</text:span></text:p>
      <text:p text:style-name="P27"/>
      <text:p text:style-name="P27"><text:span text:style-name="T24">Dea</text:span>ctivateWidgetsInPanel:</text:p>
      <text:list xml:id="list105756453384256" text:continue-numbering="true" text:style-name="L10">
        <text:list-item>
          <text:p text:style-name="P56">Unbinds event handlers for widgets</text:p>
        </text:list-item>
        <text:list-item>
          <text:p text:style-name="P56">Deregisters keyboard shortcuts for widgets</text:p>
        </text:list-item>
      </text:list>
      <text:p text:style-name="P21"/>
      <text:p text:style-name="P8"/>
      <text:p text:style-name="P34">VIZOPTALKS PANEL</text:p>
      <text:p text:style-name="P3">Implementation details</text:p>
      <text:p text:style-name="P10">Tips are stored in lists: one for Tip_general and one for Tip_context_general. When a tip is to be shown, a tip is selected randomly from the available tips in the list, and marked as “Shown” so that tips <text:soft-page-break/>will not be repeated <text:span text:style-name="T18">unnecessarily. Tip_general tips are never repeated </text:span>within one instance of Vizop. <text:span text:style-name="T18">Tip_context_general tips will not be repeated while the applicable context is still active, but the “Shown” flag is reset when the context changes, so the tip can be re-displayed next time the context is active.</text:span></text:p>
      <text:p text:style-name="P10"/>
      <text:p text:style-name="P10">The VizopTalks panel has 2 timers: MinLife timer, which is running when a message is displayed for its guaranteed minimum lifetime; and Timeout timer, which is running when the displayed message should be removed after a certain time.</text:p>
      <text:p text:style-name="P10"/>
      <text:p text:style-name="P10">The VizopTalks panel has 4 callable methods: 1. Submit incoming message (including tips), 2. Expiry of the MinLife timer, 3. Expiry of the Timeout timer, 4. Change of user working context. These methods handle all required code to implement the required algorithms.</text:p>
      <text:p text:style-name="P10"/>
      <text:p text:style-name="P16">Flow<text:span text:style-name="T18">schemes</text:span> for each method</text:p>
      <text:p text:style-name="P10"><text:span text:style-name="T10">Method 1:</text:span> When incoming message is submitted to VizopTalks for display</text:p>
      <text:p text:style-name="P17"><text:span text:style-name="T18">Implementation: procedure </text:span><text:span text:style-name="T4">SubmitVizopTalksMessage</text:span></text:p>
      <text:p text:style-name="P10"/>
      <text:p text:style-name="P10">1. Is the incoming message a Tip_general or <text:span text:style-name="T9">Tip_context_general? </text:span>If yes, <text:span text:style-name="T13">and if it's not already there, </text:span>store it in the applicable tip list<text:span text:style-name="T13">, mark it as “unshown” and (for Tip_context_general list only) mark it as “relevant to the current context”.</text:span></text:p>
      <text:p text:style-name="P10">2. Is there any existing (currently displayed) message?</text:p>
      <text:p text:style-name="P10"><text:tab/>No: go to step 10</text:p>
      <text:p text:style-name="P10">3. Is the MinLife timer running?</text:p>
      <text:p text:style-name="P9"><text:tab/><text:span text:style-name="T8">Yes: Put the new message in the message buffer and exit.</text:span></text:p>
      <text:p text:style-name="P10">4. Is the Timeout timer running?</text:p>
      <text:p text:style-name="P10"><text:tab/>No: go to step 10</text:p>
      <text:p text:style-name="P10">5. Is the priority of the incoming message higher than that of the existing message?</text:p>
      <text:p text:style-name="P10"><text:tab/>Yes: stop the Timeout timer and go to step 10</text:p>
      <text:p text:style-name="P10"><text:tab/>No: Put the new message in the message buffer and exit</text:p>
      <text:p text:style-name="P10">10. Display the incoming message and (if applicable, depending on its priority) start the Minlife and Timeout timers. <text:span text:style-name="T16">If it's a tip, mark it as shown in the tip list. </text:span>Exit.</text:p>
      <text:p text:style-name="P10"/>
      <text:p text:style-name="P10"><text:span text:style-name="T10">Method 2: </text:span><text:span text:style-name="T11">On MinLife timer expiry</text:span></text:p>
      <text:p text:style-name="P17"><text:span text:style-name="T18">Implementation: procedure </text:span><text:span text:style-name="T4">OnMinLifeTimer</text:span></text:p>
      <text:p text:style-name="P11">1. Is there any message in the message buffer?</text:p>
      <text:p text:style-name="P11"><text:tab/>Yes: go to step 2</text:p>
      <text:p text:style-name="P11"><text:tab/>No: go to step 10</text:p>
      <text:p text:style-name="P11">2. Is the buffered message priority higher than the existing message?</text:p>
      <text:p text:style-name="P11"><text:tab/>Yes: go to step 20</text:p>
      <text:p text:style-name="P11">3. Is the Timeout timer running?</text:p>
      <text:p text:style-name="P11"><text:tab/>Yes: do nothing (wait for Timeout timer expiry). Exit.</text:p>
      <text:p text:style-name="P11"><text:tab/>No: go to step 20</text:p>
      <text:p text:style-name="P11">10. Is the Timeout timer running?</text:p>
      <text:p text:style-name="P11"><text:tab/>Yes: do nothing (wait for Timeout timer expiry). Exit.</text:p>
      <text:p text:style-name="P12">11. Are there any unshown, <text:span text:style-name="T13">relevant</text:span> messages in the Tip_Context_General tip list?</text:p>
      <text:p text:style-name="P11"><text:tab/>Yes: Show the next Tip_Context_General message (chosen randomly from all unshown messages in the list), mark the message as shown, and start timers as appropriate to the definition of the Tip_Context_General priority (above). <text:span text:style-name="T12">Exit.</text:span></text:p>
      <text:p text:style-name="P11">12. Are there any unshown messages in the Tip_General tip list?<text:line-break/><text:soft-page-break/> <text:tab/>Yes: Show the next Tip_General message (chosen randomly from all unshown messages in the list), mark the message as shown, and start timers as appropriate to the definition of the Tip_General priority (above). <text:span text:style-name="T12">Exit.</text:span></text:p>
      <text:p text:style-name="P11"><text:tab/>No: <text:span text:style-name="T12">Leave the current message on display and exit.</text:span></text:p>
      <text:p text:style-name="P14">20. D<text:span text:style-name="T13">isplay the buffered message, clear the buffer, </text:span>stop the Timeout timer if running, <text:span text:style-name="T13">and start timers according to the definition of the buffered message's priority. Exit.</text:span></text:p>
      <text:p text:style-name="P11"/>
      <text:p text:style-name="P13"><text:span text:style-name="T10">Method 3: </text:span><text:span text:style-name="T14">On</text:span> Timeout timer expiry</text:p>
      <text:p text:style-name="P17"><text:span text:style-name="T18">Implementation: procedure </text:span><text:span text:style-name="T4">OnTimeoutTimer</text:span></text:p>
      <text:p text:style-name="P12">1. Is there any message in the message buffer?</text:p>
      <text:p text:style-name="P12"><text:tab/>Yes: <text:span text:style-name="T13">display the buffered message, clear the buffer, and start timers according to the definition of the buffered message's priority. Exit.</text:span></text:p>
      <text:p text:style-name="P12"><text:span text:style-name="T13">2</text:span>. Are there any unshown, <text:span text:style-name="T13">relevant</text:span> messages in the Tip_Context_General tip list?</text:p>
      <text:p text:style-name="P12"><text:tab/>Yes: Show the next Tip_Context_General message (chosen randomly from all unshown messages in the list), mark the message as shown, and start timers as appropriate to the definition of the Tip_Context_General priority (above). <text:span text:style-name="T12">Exit.</text:span></text:p>
      <text:p text:style-name="P12"><text:span text:style-name="T13">3</text:span>. Are there any unshown messages in the Tip_General tip list?<text:line-break/><text:tab/>Yes: Show the next Tip_General message (chosen randomly from all unshown messages in the list), mark the message as shown, and start timers as appropriate to the definition of the Tip_General priority (above). <text:span text:style-name="T12">Exit.</text:span></text:p>
      <text:p text:style-name="P12"><text:tab/><text:span text:style-name="T13">No: clear the currently displayed message, leaving VizopTalks blank. Exit.</text:span></text:p>
      <text:p text:style-name="P12"/>
      <text:p text:style-name="P13"><text:span text:style-name="T10">Method 4:</text:span> On change of user context</text:p>
      <text:p text:style-name="P17"><text:span text:style-name="T18">Implementation: procedure </text:span><text:span text:style-name="T4">ChangeUserContext</text:span></text:p>
      <text:p text:style-name="P13">1. Mark all tips in the Tip_Context_General tip list as “not relevant to the current context.” (Don't delete them – we need to retain their “shown” status for when the user returns to the previous context.)</text:p>
      <text:p text:style-name="P15">2. Delete all tips in Tip_Context_Specific tip list. (The context can reinstate them next time, and they can be repeated.)</text:p>
      <text:p text:style-name="P13"><text:span text:style-name="T17">3</text:span>. <text:span text:style-name="T15">Is the existing message a Tip_Context_General or Tip_Context_Specific? If no, exit.</text:span></text:p>
      <text:p text:style-name="P14"><text:span text:style-name="T17">4</text:span>. Cancel the Timeout <text:span text:style-name="T17">and Minlife </text:span>timer<text:span text:style-name="T17">s</text:span>, if running.</text:p>
      <text:p text:style-name="P14"><text:span text:style-name="T17">5</text:span>. Go to Method 3.</text:p>
      <text:p text:style-name="P11"><text:tab/></text:p>
      <text:p text:style-name="P32"><text:span text:style-name="T3"/></text:p>
      <text:p text:style-name="P34"><text:span text:style-name="T3">T</text:span><text:span text:style-name="T2">OOLTIPS</text:span></text:p>
      <text:p text:style-name="P18">Implementation: Currently using the basic wx.ToolTip. We tried wx.adv.CustomToolTip (check name) but it didn't seem to work well with panels in the advanced layout manager. We can also try SuperToolTip.</text:p>
      <text:p text:style-name="P33"/>
      <text:p text:style-name="P33"/>
      <text:p text:style-name="P48">NAVIGATION</text:p>
      <text:p text:style-name="P47">Navigation refers to the function of changing the display to show a previous state when the user clicks the Back or Forward button in the Control Panel.</text:p>
      <text:p text:style-name="P47"/>
      <text:p text:style-name="P34">Implementation:</text:p>
      <text:list xml:id="list1115128666" text:style-name="L23">
        <text:list-item>
          <text:p text:style-name="P35">The navigation history list contains instances of class NavigationItem (core_classes module). <text:span text:style-name="T26">These instances are known as milestones.</text:span></text:p>
        </text:list-item>
        <text:list-item>
          <text:p text:style-name="P42">Navigation history is stored in the project, on a per-project basis.</text:p>
        </text:list-item>
        <text:list-item>
          <text:p text:style-name="P42">Two separate history lists are maintained: forward and back.</text:p>
        </text:list-item>
        <text:list-item>
          <text:p text:style-name="P42"><text:soft-page-break/>Navigation history is not stored in the project file. Therefore, the history list is empty when the project is first opened from file.</text:p>
        </text:list-item>
        <text:list-item>
          <text:p text:style-name="P39">Undo records contain a reference to a <text:span text:style-name="T31">milestone</text:span>, so that they can easily restore the display to its state when the command was originally executed.</text:p>
        </text:list-item>
        <text:list-item>
          <text:p text:style-name="P39">A <text:span text:style-name="T31">milestone</text:span> is created and stored <text:span text:style-name="T28">in the backward history list </text:span>when any of the following events occurs:</text:p>
          <text:list>
            <text:list-item>
              <text:p text:style-name="P39">The display in the edit panel or in a slave frame changes to a different Viewport</text:p>
            </text:list-item>
            <text:list-item>
              <text:p text:style-name="P40">The Viewport in the edit panel or in a slave frame changes its zoom or pan. However, only one record is stored for repeated changes of zoom and/or pan, with the original zoom and pan values stored. This is implemented by setting flag IsZoomChange <text:span text:style-name="T27">or IsPanChange </text:span>to True in the object. <text:span text:style-name="T27">Algorithms:</text:span></text:p>
              <text:list>
                <text:list-item>
                  <text:p text:style-name="P40">On the next zoom change in the same Viewport:</text:p>
                  <text:list>
                    <text:list-item>
                      <text:p text:style-name="P40"><text:span text:style-name="T27">Does the</text:span> previous <text:span text:style-name="T27">object</text:span> ha<text:span text:style-name="T27">ve</text:span> <text:span text:style-name="T27">IsZoomChange</text:span> flag True? <text:span text:style-name="T27">If so, don't store the new change, and exit.</text:span></text:p>
                    </text:list-item>
                    <text:list-item>
                      <text:p text:style-name="P40"><text:span text:style-name="T27">Does the</text:span> previous <text:span text:style-name="T27">object</text:span> ha<text:span text:style-name="T27">ve</text:span> <text:span text:style-name="T27">IsPanChange</text:span> flag True? <text:span text:style-name="T27">If so, store the new Zoom change in the previous object, set the object's IsZoomChange to True, and exit.</text:span></text:p>
                    </text:list-item>
                    <text:list-item>
                      <text:p text:style-name="P41">Since both flags are False, create and store a new object with IsZoomChange=True.</text:p>
                    </text:list-item>
                  </text:list>
                </text:list-item>
                <text:list-item>
                  <text:p text:style-name="P42">On the next pan change in the same Viewport: same algorithm as for zoom change, with zoom and pan switched round.</text:p>
                </text:list-item>
              </text:list>
            </text:list-item>
            <text:list-item>
              <text:p text:style-name="P42">The user requests <text:span text:style-name="T29">a step forward in the forward history list</text:span></text:p>
            </text:list-item>
            <text:list-item>
              <text:p text:style-name="P43">Any undoable action is executed. However, if the action doesn't alter which Viewports are displayed, or the zoom or pan of the Viewports, then the previous existing object in the backward history list is attached to the undo record, instead of creating and attaching a new object.</text:p>
            </text:list-item>
          </text:list>
        </text:list-item>
        <text:list-item>
          <text:p text:style-name="P44">A <text:span text:style-name="T31">milestone</text:span> is created and stored in the forward history list <text:span text:style-name="T30">when:</text:span></text:p>
          <text:list>
            <text:list-item>
              <text:p text:style-name="P45">The user requests a step backward in the backward history list</text:p>
            </text:list-item>
          </text:list>
        </text:list-item>
        <text:list-item>
          <text:p text:style-name="P46">The forward history list is cleared when:</text:p>
          <text:list>
            <text:list-item>
              <text:p text:style-name="P46">A new object is added to the backward history list</text:p>
            </text:list-item>
          </text:list>
        </text:list-item>
      </text:list>
      <text:p text:style-name="P34"/>
      <text:list xml:id="list105756658830389" text:continue-numbering="true" text:style-name="L23">
        <text:list-item>
          <text:p text:style-name="P36">When an empty project is displayed, a special <text:span text:style-name="T31">milestone</text:span> is stored. This enables Undo to revert to the blank display if the initial “create PHA model” action is undone. The user is not allowed to revert to the blank display; this is managed by setting the “Displayable” attribute of the <text:span text:style-name="T31">milestone</text:span> to Fa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18-11-29T10:57:55.752580462</dc:date>
    <meta:editing-duration>P2DT6H53M36S</meta:editing-duration>
    <meta:editing-cycles>80</meta:editing-cycles>
    <meta:generator>LibreOffice/5.4.2.2$MacOSX_X86_64 LibreOffice_project/22b09f6418e8c2d508a9eaf86b2399209b0990f4</meta:generator>
    <meta:document-statistic meta:table-count="0" meta:image-count="0" meta:object-count="0" meta:page-count="4" meta:paragraph-count="116" meta:word-count="1518" meta:character-count="9292" meta:non-whitespace-character-count="7903"/>
  </office:meta>
</office:document-meta>
</file>